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7.1729in" fo:margin-left="-0.2458in" table:align="left" style:writing-mode="page"/>
    </style:style>
    <style:style style:name="Table1.A" style:family="table-column">
      <style:table-column-properties style:column-width="3.6875in"/>
    </style:style>
    <style:style style:name="Table1.B" style:family="table-column">
      <style:table-column-properties style:column-width="0.4375in"/>
    </style:style>
    <style:style style:name="Table1.I" style:family="table-column">
      <style:table-column-properties style:column-width="0.4229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I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I2" style:family="table-cell">
      <style:table-cell-properties fo:padding="0.0382in" fo:border-left="0.05pt solid #000000" fo:border-right="0.05pt solid #000000" fo:border-top="none" fo:border-bottom="none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fo:font-size="14pt" fo:font-weight="bold" officeooo:rsid="0002ffb8" officeooo:paragraph-rsid="0002ffb8" style:font-size-asian="12.25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bold" officeooo:rsid="0002ffb8" officeooo:paragraph-rsid="0002ffb8" style:font-size-asian="12.25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normal" officeooo:rsid="0002ffb8" officeooo:paragraph-rsid="0002ffb8" style:font-size-asian="12.25pt" style:font-weight-asian="normal" style:font-size-complex="14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normal" officeooo:rsid="00034e11" officeooo:paragraph-rsid="00034e1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 fo:hyphenation-ladder-count="no-limit" style:writing-mode="page"/>
      <style:text-properties fo:hyphenate="tru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 style:writing-mode="page"/>
      <style:text-properties officeooo:paragraph-rsid="000168c5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 style:writing-mode="page"/>
      <style:text-properties fo:font-size="14pt" fo:font-weight="bold" style:font-size-asian="14pt" style:font-weight-asian="bold" style:font-size-complex="14pt" style:font-weight-complex="bold" fo:hyphenate="tru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hyphenation-ladder-count="no-limit" style:writing-mode="page"/>
      <style:text-properties fo:font-size="14pt" fo:font-weight="bold" officeooo:rsid="0001c2ff" officeooo:paragraph-rsid="0001c2ff" style:font-size-asian="12.25pt" style:font-weight-asian="bold" style:font-size-complex="14pt" style:font-weight-complex="bold" fo:hyphenate="tru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fo:hyphenation-ladder-count="no-limit" style:writing-mode="page"/>
      <style:text-properties fo:font-size="14pt" fo:font-weight="bold" officeooo:rsid="00034e11" officeooo:paragraph-rsid="00034e11" style:font-size-asian="12.25pt" style:font-weight-asian="bold" style:font-size-complex="14pt" style:font-weight-complex="bold" fo:hyphenate="tru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 style:writing-mode="page"/>
      <style:text-properties fo:font-size="12pt" fo:font-weight="normal" officeooo:rsid="00034e11" officeooo:paragraph-rsid="00034e11" style:font-size-asian="10.5pt" style:font-weight-asian="normal" style:font-size-complex="12pt" style:font-weight-complex="normal" fo:hyphenate="tru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 style:writing-mode="page"/>
      <style:text-properties fo:font-size="12pt" fo:font-weight="normal" officeooo:rsid="0001c2ff" officeooo:paragraph-rsid="0001c2ff" style:font-size-asian="10.5pt" style:font-weight-asian="normal" style:font-size-complex="12pt" style:font-weight-complex="normal" fo:hyphenate="tru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hyphenation-ladder-count="no-limit" style:writing-mode="page"/>
      <style:text-properties fo:hyphenate="true" fo:hyphenation-remain-char-count="2" fo:hyphenation-push-char-count="2"/>
    </style:style>
    <style:style style:name="P13" style:family="paragraph" style:parent-style-name="Standard" style:master-page-name="">
      <style:paragraph-properties fo:text-align="justify" style:justify-single-word="false" fo:hyphenation-ladder-count="no-limit" style:page-number="auto" style:writing-mode="page"/>
      <style:text-properties fo:font-size="12pt" fo:font-weight="normal" officeooo:rsid="000723b1" officeooo:paragraph-rsid="000723b1" style:font-size-asian="10.5pt" style:font-weight-asian="normal" style:font-size-complex="12pt" style:font-weight-complex="normal" fo:hyphenate="true" fo:hyphenation-remain-char-count="2" fo:hyphenation-push-char-count="2"/>
    </style:style>
    <style:style style:name="T1" style:family="text">
      <style:text-properties officeooo:rsid="0001c2ff"/>
    </style:style>
    <style:style style:name="T2" style:family="text">
      <style:text-properties officeooo:rsid="0002ffb8"/>
    </style:style>
    <style:style style:name="T3" style:family="text">
      <style:text-properties officeooo:rsid="00034e11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168c5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Vítor Kei Taira Tamada</text:p>
      <text:p text:style-name="P5"><text:span text:style-name="T4"/></text:p>
      <text:p text:style-name="P5"><text:span text:style-name="T4">Contextualização e motivaç</text:span><text:span text:style-name="T5">ã</text:span><text:span text:style-name="T4">o:</text:span></text:p>
      <text:p text:style-name="P5"/>
      <text:p text:style-name="P5">Inteligência Artificial (IA) é um campo da ciência e da engenharia recente, especialmente se comparado com alguns dos mais tradicionais, como física e matemática. Por ser um campo que abrange diversas subáreas, IA possui diversas definições, das quais vale mencionar as que se relacionam com processo de pensamento, raciocínio, e comportamento.</text:p>
      <text:p text:style-name="P5"/>
      <text:p text:style-name="P5">Desde que comecei a estudar inteligência artificial na graduação, sua aplicação a jogos eletrônicos é um tópico que capturou meu interesse. Porém, enquanto é muito comum utilizarem um conjunto de regras pré-determinados para controlar os NPCs (non-playable characters) em jogos eletrônicos, meu interesse é em uma IA que seja capaz de aprender a jogar sozinha no lugar de um ser humano, capaz de perceber o ambiente, raciocinar e agir, similar ao que uma pessoa faria.</text:p>
      <text:p text:style-name="P5"/>
      <text:p text:style-name="P7">Proposta:</text:p>
      <text:p text:style-name="P5"/>
      <text:p text:style-name="P6">A proposta do trabalho é desenvolver uma inteligência artificial capaz de aprender, <text:span text:style-name="T1">por meio de </text:span><text:s/>aprendizado por reforço – <text:span text:style-name="T2">Q-learning e approximate Q-learning em particular</text:span>, a jogar o jogo Asteroids. <text:span text:style-name="T1">Serão utilizadas a linguagem Python3 e a ferramenta </text:span><text:a xlink:type="simple" xlink:href="https://gym.openai.com/" text:style-name="Internet_20_link" text:visited-style-name="Visited_20_Internet_20_Link"><text:span text:style-name="T1">Gym</text:span></text:a><text:span text:style-name="T1"> da empresa de pesquisas </text:span><text:a xlink:type="simple" xlink:href="https://openai.com/" text:style-name="Internet_20_link" text:visited-style-name="Visited_20_Internet_20_Link"><text:span text:style-name="T1">OpenAI</text:span></text:a><text:span text:style-name="T1">.</text:span></text:p>
      <text:p text:style-name="P6"/>
      <text:p text:style-name="P8">Cronograma:</text:p>
      <text:p text:style-name="P11"/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row>
          <table:table-cell table:style-name="Table1.A1" office:value-type="string">
            <text:p text:style-name="P2">Atividades</text:p>
          </table:table-cell>
          <table:table-cell table:style-name="Table1.A1" office:value-type="string">
            <text:p text:style-name="P1">Abr</text:p>
          </table:table-cell>
          <table:table-cell table:style-name="Table1.A1" office:value-type="string">
            <text:p text:style-name="P1">Mai</text:p>
          </table:table-cell>
          <table:table-cell table:style-name="Table1.A1" office:value-type="string">
            <text:p text:style-name="P1">Jun</text:p>
          </table:table-cell>
          <table:table-cell table:style-name="Table1.A1" office:value-type="string">
            <text:p text:style-name="P1">Jul</text:p>
          </table:table-cell>
          <table:table-cell table:style-name="Table1.A1" office:value-type="string">
            <text:p text:style-name="P1">Ago</text:p>
          </table:table-cell>
          <table:table-cell table:style-name="Table1.A1" office:value-type="string">
            <text:p text:style-name="P1">Set</text:p>
          </table:table-cell>
          <table:table-cell table:style-name="Table1.A1" office:value-type="string">
            <text:p text:style-name="P1">Out</text:p>
          </table:table-cell>
          <table:table-cell table:style-name="Table1.I1" office:value-type="string">
            <text:p text:style-name="P1">Nov</text:p>
          </table:table-cell>
        </table:table-row>
        <table:table-row>
          <table:table-cell table:style-name="Table1.A2" office:value-type="string">
            <text:p text:style-name="P3">Estudo de Q-learning</text:p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Estudo da ferramenta Gym</text:p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Estudo de Approximate Q-learning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Implementaç<text:span text:style-name="T3">ões</text:span> básica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Estudo de implementações mais complexa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Implementações mais complexa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Treinamento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9" office:value-type="string">
            <text:p text:style-name="P4">Monografia</text:p>
          </table:table-cell>
          <table:table-cell table:style-name="Table1.A9" office:value-type="string">
            <text:p text:style-name="P3"/>
          </table:table-cell>
          <table:table-cell table:style-name="Table1.A9" office:value-type="string">
            <text:p text:style-name="P3"/>
          </table:table-cell>
          <table:table-cell table:style-name="Table1.A9" office:value-type="string">
            <text:p text:style-name="P4"/>
          </table:table-cell>
          <table:table-cell table:style-name="Table1.A9" office:value-type="string">
            <text:p text:style-name="P4"/>
          </table:table-cell>
          <table:table-cell table:style-name="Table1.A9" office:value-type="string">
            <text:p text:style-name="P4">X</text:p>
          </table:table-cell>
          <table:table-cell table:style-name="Table1.A9" office:value-type="string">
            <text:p text:style-name="P4">X</text:p>
          </table:table-cell>
          <table:table-cell table:style-name="Table1.A9" office:value-type="string">
            <text:p text:style-name="P4">X</text:p>
          </table:table-cell>
          <table:table-cell table:style-name="Table1.I9" office:value-type="string">
            <text:p text:style-name="P4">X</text:p>
          </table:table-cell>
        </table:table-row>
      </table:table>
      <text:p text:style-name="P11"/>
      <text:p text:style-name="P9">Bibliografia inicial:</text:p>
      <text:p text:style-name="P10"/>
      <text:p text:style-name="P10">RUSSEL, Stuart Jonathan and NORVIG, Peter – Artificial Intelligence: a mordern approa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8:34:59.864556811</meta:creation-date>
    <dc:date>2018-04-22T19:32:33.133094425</dc:date>
    <meta:editing-duration>PT19M3S</meta:editing-duration>
    <meta:editing-cycles>3</meta:editing-cycles>
    <meta:generator>LibreOffice/5.4.6.2$Linux_X86_64 LibreOffice_project/40m0$Build-2</meta:generator>
    <meta:document-statistic meta:table-count="1" meta:image-count="0" meta:object-count="0" meta:page-count="1" meta:paragraph-count="42" meta:word-count="239" meta:character-count="1516" meta:non-whitespace-character-count="1316"/>
  </office:meta>
</office:document-meta>
</file>